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659000011FB0000113E7F62189C27F116DD.svg" manifest:media-type="image/svg+xml"/>
  <manifest:file-entry manifest:full-path="Pictures/1000020100000196000001D643AA7F2E071915A4.png" manifest:media-type="image/png"/>
  <manifest:file-entry manifest:full-path="Pictures/10001D61000010D70000106C24EF68805213CC79.svg" manifest:media-type="image/svg+xml"/>
  <manifest:file-entry manifest:full-path="Pictures/1000351400009698000054AB0433B3D38C11A429.svg" manifest:media-type="image/svg+xml"/>
  <manifest:file-entry manifest:full-path="Pictures/100000000000064000000384AB7A6A5D444AA1EF.png" manifest:media-type="image/png"/>
  <manifest:file-entry manifest:full-path="Pictures/10000201000003AF00000212E283830429EDD151.png" manifest:media-type="image/png"/>
  <manifest:file-entry manifest:full-path="Pictures/10000201000000AE000000A733A31C68B62643FB.png" manifest:media-type="image/png"/>
  <manifest:file-entry manifest:full-path="Pictures/10000201000000A30000009F40DD3F920B509D5C.png" manifest:media-type="image/png"/>
  <manifest:file-entry manifest:full-path="Pictures/10000000000006400000038426C096FE6B44A0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ato Hairline" svg:font-family="'Lato Hairli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10.57cm, 18.079cm, 9.561cm, 17.201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5.21cm, 10.838cm, 2.13cm, 10.629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7cm" draw:shadow="hidden"/>
    </style:style>
    <style:style style:name="gr8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1" style:family="paragraph">
      <style:text-properties style:font-name="Garuda" fo:font-size="8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style:text-properties fo:color="#ff3333" fo:font-size="32pt"/>
    </style:style>
    <style:style style:name="P6" style:family="paragraph">
      <loext:graphic-properties draw:fill="none" draw:fill-color="#ffffff"/>
      <style:text-properties fo:color="#ff3333" fo:font-size="32pt"/>
    </style:style>
    <style:style style:name="P7" style:family="paragraph">
      <style:text-properties fo:font-size="36pt" style:font-size-asian="32pt" style:font-size-complex="32pt"/>
    </style:style>
    <style:style style:name="P8" style:family="paragraph">
      <loext:graphic-properties draw:fill="none" draw:fill-color="#ffffff"/>
      <style:text-properties fo:font-size="36pt" style:font-size-asian="32pt" style:font-size-complex="32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>
        <office:forms form:automatic-focus="false" form:apply-design-mode="false"/>
        <draw:frame presentation:style-name="pr1" draw:text-style-name="P1" draw:layer="layout" svg:width="25.199cm" svg:height="5.293cm" svg:x="-1.499cm" svg:y="-0.893cm" presentation:class="title" presentation:user-transformed="true">
          <draw:text-box>
            <text:p text:style-name="P1">openGLを用いたゲーム</text:p>
          </draw:text-box>
        </draw:frame>
        <draw:frame draw:style-name="gr1" draw:text-style-name="P2" draw:layer="layout" svg:width="7.282cm" svg:height="3.799cm" svg:x="1cm" svg:y="16.201cm">
          <draw:image xlink:href="Pictures/100000000000064000000384AB7A6A5D444AA1EF.png" xlink:type="simple" xlink:show="embed" xlink:actuate="onLoad">
            <text:p/>
          </draw:image>
        </draw:frame>
        <draw:frame draw:style-name="gr2" draw:text-style-name="P2" draw:layer="layout" svg:width="14.586cm" svg:height="11.514cm" svg:x="12.414cm" svg:y="5.886cm">
          <draw:image xlink:href="Pictures/10000000000006400000038426C096FE6B44A08D.png" xlink:type="simple" xlink:show="embed" xlink:actuate="onLoad">
            <text:p/>
          </draw:image>
        </draw:frame>
        <draw:frame draw:style-name="gr3" draw:text-style-name="P2" draw:layer="layout" svg:width="6.81cm" svg:height="7.883cm" svg:x="7.2cm" svg:y="10.717cm">
          <draw:image xlink:href="Pictures/1000020100000196000001D643AA7F2E071915A4.png" xlink:type="simple" xlink:show="embed" xlink:actuate="onLoad">
            <text:p/>
          </draw:image>
        </draw:frame>
        <draw:frame draw:style-name="gr4" draw:text-style-name="P2" draw:layer="layout" svg:width="5.152cm" svg:height="4.468cm" draw:transform="skewX (0.475427688243255) rotate (-0.557981761862587) translate (23.029cm 3.973cm)">
          <draw:image xlink:href="Pictures/10001D61000010D70000106C24EF68805213CC79.svg" xlink:type="simple" xlink:show="embed" xlink:actuate="onLoad">
            <text:p text:style-name="P2"/>
          </draw:image>
          <draw:image xlink:href="Pictures/10000201000000A30000009F40DD3F920B509D5C.png" xlink:type="simple" xlink:show="embed" xlink:actuate="onLoad"/>
        </draw:frame>
        <draw:frame draw:style-name="gr5" draw:text-style-name="P4" draw:layer="layout" svg:width="4.6cm" svg:height="2.783cm" svg:x="20.8cm" svg:y="5.783cm">
          <draw:text-box>
            <text:p text:style-name="P3">ENEMY</text:p>
          </draw:text-box>
        </draw:frame>
        <draw:frame draw:style-name="gr3" draw:text-style-name="P2" draw:layer="layout" svg:width="6.243cm" svg:height="5.798cm" draw:transform="skewX (-0.0633554518473942) rotate (0.0406661715714679) translate (9.149cm 4.227cm)">
          <draw:image xlink:href="Pictures/10001659000011FB0000113E7F62189C27F116DD.svg" xlink:type="simple" xlink:show="embed" xlink:actuate="onLoad">
            <text:p/>
          </draw:image>
          <draw:image xlink:href="Pictures/10000201000000AE000000A733A31C68B62643FB.png" xlink:type="simple" xlink:show="embed" xlink:actuate="onLoad"/>
        </draw:frame>
        <draw:frame draw:style-name="gr6" draw:text-style-name="P4" draw:layer="layout" svg:width="4cm" svg:height="1.517cm" svg:x="10.8cm" svg:y="6.4cm">
          <draw:text-box>
            <text:p text:style-name="P3">JUMP</text:p>
          </draw:text-box>
        </draw:frame>
        <draw:frame draw:style-name="gr5" draw:text-style-name="P6" draw:layer="layout" svg:width="5.8cm" svg:height="2.783cm" svg:x="17.4cm" svg:y="15.617cm">
          <draw:text-box>
            <text:p text:style-name="P5"><text:span text:style-name="T1">GROUND</text:span></text:p>
          </draw:text-box>
        </draw:frame>
        <draw:frame draw:style-name="gr7" draw:text-style-name="P8" draw:layer="layout" svg:width="7cm" svg:height="7.767cm" svg:x="1.8cm" svg:y="6.233cm">
          <draw:text-box>
            <text:p text:style-name="P7"><text:span text:style-name="T2">&lt;&lt;</text:span><text:span text:style-name="T2">ルール</text:span><text:span text:style-name="T2">&gt;&gt;</text:span></text:p>
            <text:p text:style-name="P7"><text:span text:style-name="T2">ジャンプして、３０秒間敵をかわし続けられたら勝ち</text:span></text:p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uda" svg:font-family="Garuda" style:font-pitch="variable"/>
    <style:font-face style:name="Lato Hairline" svg:font-family="'Lato Hairli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E283830429EDD1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21:08:22.018621361</meta:creation-date>
    <dc:date>2018-06-04T21:36:29.020583064</dc:date>
    <meta:editing-duration>PT5M47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